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paragraph-properties fo:text-align="justify" style:justify-single-word="false"/>
    </style:style>
    <style:style style:name="T1" style:family="text">
      <style:text-properties fo:font-style="italic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ducción Matemática</text:h>
      <text:section text:style-name="Sect1" text:name="bodyContent">
        <text:p text:style-name="Text_20_body"><office:annotation><dc:date>2010-03-08T00:00:00</dc:date><text:p>start content</text:p></office:annotation>(Por Carlos Domingo. Editado por Carmen Rodríguez y Jacinto Dávila) </text:p>
        <text:p text:style-name="P1">1. La estructura de un dominio de integridad la poseen los números enteros que fueron los entes matemáticos que primero reconoció la humanidad al formarse la actividad de “contar”. </text:p>
        <text:p text:style-name="P1"><text:line-break/>Definamos pues un conjunto Z (... -4, -3, -2, -1, 0, 1, 2, 3, ... ) con una operación + y otra • (o simplemente indicada con blanco) con las siguientes propiedades [escribirlas para elementos a, b, c, d, ... cualesquiera de Z] </text:p>
        <text:p text:style-name="Text_20_body">1) Asociativa + (a + b) + c = _______________________________________________ ____</text:p>
        <text:p text:style-name="Text_20_body">2) Existe el elemento neutro, 0, de + _____________________________________________ </text:p>
        <text:p text:style-name="Text_20_body">3) Existe inverso o elemento simétrico de + _______________________________________ </text:p>
        <text:p text:style-name="Text_20_body">4) Conmutativa sobre + _______________________________________________________ </text:p>
        <text:p text:style-name="Text_20_body">5) Asociativa sobre • _________________________________________________________ </text:p>
        <text:p text:style-name="Text_20_body">6) Existe el elemento unitario de • ______________________________________________ </text:p>
        <text:p text:style-name="Text_20_body">7) Conmutativa sobre • _______________________________________________________</text:p>
        <text:p text:style-name="Text_20_body">8) Distributiva a la izquierda ___________________________________________________ </text:p>
        <text:p text:style-name="Text_20_body">9) Simplificación a la izquierda ________________________________________________ </text:p>
        <text:p text:style-name="Text_20_body">10) Cierre de + y • (son funciones de ZxZZ)_____________________________________</text:p>
        <text:p text:style-name="P1"><text:line-break/>Estas propiedades, que fueron extraídas por la experiencia humana en la práctica de las operaciones + y •, pueden considerarse definiciones de esas operaciones y junto con otras tres que veremos pueden tomarse como la definición de números enteros. </text:p>
        <text:p text:style-name="Text_20_body">11) Entre los elementos de Z existe una relación de igualdad que es </text:p>
        <text:list text:style-name="L1">
          <text:list-item>
            <text:p text:style-name="P2">reflexiva: Para todo a en Z, a = ______ </text:p>
          </text:list-item>
        </text:list>
        <text:list text:style-name="L2">
          <text:list-item>
            <text:p text:style-name="P3">recíproca (o simétrica): Para todo a y b en Z, a = b ______ </text:p>
          </text:list-item>
        </text:list>
        <text:list text:style-name="L3">
          <text:list-item>
            <text:p text:style-name="P4">transitiva: Para todo a, b y c en Z, _____________________________ </text:p>
          </text:list-item>
        </text:list>
        <text:p text:style-name="Text_20_body">Los elementos que la cumplen se dicen iguales. </text:p>
        <text:p text:style-name="Horizontal_20_Line"/>
        <text:p text:style-name="P1">2. Con estos axiomas basta para demostrar una serie de propiedades que en álgebra elemental se dan como nuevas. Además las propiedades demostradas valen para cualquier dominio de integridad. </text:p>
        <text:p text:style-name="Text_20_body">a) Distributividad a la derecha: <text:s/>(a + b) c =_____________________________(aplicar 7, 8, 7 a cada término) </text:p>
        <text:p text:style-name="Text_20_body"><text:line-break/>b) Unicidad del cero. Si para todo a es: a + Z = a entonces Z = 0 </text:p>
        <text:p text:style-name="Text_20_body">En particular para a = 0 es: </text:p>
        <text:p text:style-name="Text_20_body">0 + Z = _____________________________ hipótesis </text:p>
        <text:p text:style-name="Text_20_body">0 = _________________________________ simétrica </text:p>
        <text:p text:style-name="Text_20_body">0 + Z = _____________________________ por 2 </text:p>
        <text:p text:style-name="Text_20_body">_____ = _____________________________ transitiva </text:p>
        <text:p text:style-name="Text_20_body"/>
        <text:p text:style-name="Text_20_body"><text:soft-page-break/>c) Para todo a, b, c en Z, a + b = a + c  b = c </text:p>
        <text:p text:style-name="Text_20_body">Demostración: </text:p>
        <text:p text:style-name="Text_20_body">a' + a = 0 </text:p>
        <text:p text:style-name="Text_20_body">a + a' = 0, etc 3 y 4 </text:p>
        <text:p text:style-name="Text_20_body">a' + (a + b) = a' + (a + c), con 10 y la hipótesis asociativa. </text:p>
        <text:p text:style-name="Text_20_body">En el teorema anterior se basa la simplificación de términos en diferentes miembros. </text:p>
        <text:p text:style-name="Text_20_body"><text:line-break/>d) Para todo a hay un solo x tal que: a + x = 0. </text:p>
        <text:p text:style-name="Text_20_body">Demostración: (las demostraciones de unicidad suelen hacerse por el absurdo). Suponemos que x, y son dos números diferentes y decimos. </text:p>
        <text:p text:style-name="Text_20_body">a + x = a + y </text:p>
        <text:p text:style-name="Text_20_body">_____= _____, por c) </text:p>
        <text:p text:style-name="Text_20_body">para concluir que______________________________ QEPD. </text:p>
        <text:p text:style-name="Text_20_body"/>
        <text:p text:style-name="Text_20_body">e) Para todo a,b en Z, hay un solo x tal que: a + x = b. </text:p>
        <text:p text:style-name="Text_20_body">Demostración: </text:p>
        <text:p text:style-name="Text_20_body">Para ver que lo hay, hay que poner: </text:p>
        <text:p text:style-name="Text_20_body">x = -a + b </text:p>
        <text:p text:style-name="Text_20_body">Para ver que es único hagamos: </text:p>
        <text:p text:style-name="Text_20_body">a + x = _____________________________ por c), una vez más. </text:p>
        <text:p text:style-name="Text_20_body"><text:line-break/>f) Para todo a en Z, se tiene que a • 0 = 0 • a = 0 </text:p>
        <text:p text:style-name="Text_20_body">Demostración: </text:p>
        <text:p text:style-name="Text_20_body">a • a = a •(a + 0), por 2 y 10 </text:p>
        <text:p text:style-name="Text_20_body">______ = a • a + ______, por 8 </text:p>
        <text:p text:style-name="Text_20_body">a•0 = _______________,por b) 7 </text:p>
        <text:p text:style-name="Text_20_body"/>
        <text:p text:style-name="Text_20_body">g) Si a • u = a para todo a, entonces u = 1 (compárese con b). </text:p>
        <text:p text:style-name="Text_20_body">Demostración: </text:p>
        <text:p text:style-name="Text_20_body">En particular poniendo a = 1: </text:p>
        <text:p text:style-name="Text_20_body">1 • u = _____________________________ </text:p>
        <text:p text:style-name="Text_20_body">u • 1 = _____________________________, 8 </text:p>
        <text:p text:style-name="Text_20_body">1 • u = u • 1 = 1 = 1 • 1, transitiva y 6 </text:p>
        <text:p text:style-name="Text_20_body">1 • u = 1 • 1, transitiva </text:p>
        <text:p text:style-name="Text_20_body">_____ = ___________________________, simplificación </text:p>
        <text:p text:style-name="Text_20_body"/>
        <text:p text:style-name="Text_20_body">h) Si a b = 0 o bien a = 0 o bien b = 0. </text:p>
        <text:p text:style-name="Text_20_body">Demostración: </text:p>
        <text:p text:style-name="Text_20_body"><text:soft-page-break/>Sea a b = 0 y b ≠ 0 </text:p>
        <text:p text:style-name="Text_20_body">a b = 0, por hipótesis </text:p>
        <text:p text:style-name="Text_20_body">a b = 0 b, f) y transititiva </text:p>
        <text:p text:style-name="Text_20_body">_____ = _____, simplificación </text:p>
        <text:p text:style-name="Text_20_body"/>
        <text:p text:style-name="Text_20_body">i) El inverso del inverso de a es a. </text:p>
        <text:p text:style-name="Text_20_body">− ( − a) = a </text:p>
        <text:p text:style-name="Text_20_body">− a + a = 0, por 2 </text:p>
        <text:p text:style-name="Text_20_body">− a + (− (−a)) = _____, 2 aplicada a ó −a </text:p>
        <text:p text:style-name="Text_20_body">−a + a = −a +(−(−a)), transitiva </text:p>
        <text:p text:style-name="Text_20_body">_____ = _____, simplificación </text:p>
        <text:p text:style-name="Text_20_body"/>
        <text:p text:style-name="Text_20_body">j) (−a) b = − a b </text:p>
        <text:p text:style-name="Text_20_body">(a + (−a)) b = __________________________, por 3 y distributiva </text:p>
        <text:p text:style-name="Text_20_body">___________________ = ___________________, por f) </text:p>
        <text:p text:style-name="Text_20_body">a b + (−a b) = __________________________, por 2 </text:p>
        <text:p text:style-name="Text_20_body">a b + (−a) b = __________________________, transitiva </text:p>
        <text:p text:style-name="Text_20_body">___________________ = ___________________, simplificación </text:p>
        <text:p text:style-name="Text_20_body"/>
        <text:p text:style-name="Text_20_body">k) (−a) (−b) = a b </text:p>
        <text:p text:style-name="Text_20_body">(−a) (−b) = − ( (−b)), por j) </text:p>
        <text:p text:style-name="Text_20_body">___________________ = − ( − _____________), por j) </text:p>
        <text:p text:style-name="Text_20_body">___________________ = ___________________, por i) </text:p>
        <text:p text:style-name="Text_20_body"/>
        <text:p text:style-name="Text_20_body">l) desarrollar (a +b) (c + d) </text:p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Text_20_body"/>
        <text:p text:style-name="Text_20_body">m) desarrollar (a − b) (c − d), note que (a − b) es a + ( − b)) </text:p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Horizontal_20_Line"/>
        <text:p text:style-name="Text_20_body"><text:soft-page-break/>3. Relaciones de orden </text:p>
        <text:p text:style-name="P1">Un dominio de integridad es ordenado si se pueden distinguir en él ciertos elementos llamados positivos Z+ = {..,a,b,c,...} tales que: </text:p>
        <text:p text:style-name="Text_20_body">a) a ∈ Z+ tal que b ∈ Z+ ⇒ a + b ∈ Z+ </text:p>
        <text:p text:style-name="Text_20_body">a ∈ Z+ tal que b ∈ Z+ ⇒ a • b ∈ Z+ </text:p>
        <text:p text:style-name="Text_20_body"><text:line-break/>b) Tricotomía: a es positivo, a es cero o bien -a es positivo. </text:p>
        <text:p text:style-name="Text_20_body"><text:line-break/>12) El conjunto Z es ordenado. ¿lo será el de los elementos (a + b), con a, b enteros? </text:p>
        <text:p text:style-name="Forrest_3a__20_Source"/>
        <text:p text:style-name="Forrest_3a__20_Source"/>
        <text:p text:style-name="Forrest_3a__20_Source"/>
        <text:p text:style-name="Forrest_3a__20_Source"/>
        <text:p text:style-name="Text_20_body"><text:line-break/>13) Se define a &lt; b si y sólo si b - a es positivo. También se indica b &gt; a. Por comodidad se define a ≤ b si a &lt; b ó a = b. Se indica también b ≥ a. </text:p>
        <text:p text:style-name="Text_20_body">a) b ∈ Z+ ↔ b &gt; 0 </text:p>
        <text:p text:style-name="Text_20_body">b) a &lt; b ^ b &lt; c ⇒ a &lt; c, ley transitiva </text:p>
        <text:p text:style-name="Text_20_body">c) a &lt; b ⇒ a + c &lt; b + c </text:p>
        <text:p text:style-name="Text_20_body">d) a &lt; b ⇒ a c &lt; b c, c positivo </text:p>
        <text:p text:style-name="Text_20_body">e) a &gt; 0 ⇒ -a &lt; 0 </text:p>
        <text:p text:style-name="Horizontal_20_Line"/>
        <text:p text:style-name="Text_20_body">4. Principio del buen ordenamiento (del buen orden) </text:p>
        <text:p text:style-name="Text_20_body">(Ver también en <text:a xlink:type="simple" xlink:href="http://es.wikipedia.org/wiki/Conjunto_bien_ordenado">http://es.wikipedia.org/wiki/Conjunto_bien_ordenado</text:a>) </text:p>
        <text:p text:style-name="P1">Un conjunto se dice <text:span text:style-name="T1">ordenado</text:span> si entre dos cualesquiera de sus elementos se da la relación a &lt; b ó <text:s/>bien a = b ó bien b &lt; a. </text:p>
        <text:p text:style-name="Text_20_body">El conjunto de los enteros es ordenado. </text:p>
        <text:p text:style-name="P1">Un conjunto se dice bien ordenado si todo subconjunto no vacío del mismo tiene un elemento menor que todos los demás (primer elemento). </text:p>
        <text:p text:style-name="Text_20_body">Agregamos el axioma: </text:p>
        <text:p text:style-name="Text_20_body">14) El conjunto de los enteros es bien ordenado. </text:p>
        <text:p text:style-name="P1">En un conjunto "parcialmente ordenado" (COPO en Español, POSET en Inglés) para algunos elementos a, b no se cumple ni a &lt; b, ni a = b, ni b &lt; a. </text:p>
        <text:p text:style-name="P1"><text:line-break/>5. Dar ejemplos de conjuntos ordenados pero no bien ordenados. Dar ejemplos de conjuntos parcialmente ordenados. </text:p>
        <text:p text:style-name="Forrest_3a__20_Source"/>
        <text:p text:style-name="Forrest_3a__20_Source"/>
        <text:p text:style-name="Forrest_3a__20_Source"/>
        <text:p text:style-name="Forrest_3a__20_Source"/>
        <text:p text:style-name="Horizontal_20_Line"/>
        <text:p text:style-name="Text_20_body"><text:soft-page-break/>6. No hay ningún entero entre 0 y 1. </text:p>
        <text:p text:style-name="Text_20_body">Demostración: </text:p>
        <text:p text:style-name="Text_20_body">Sea 0 &lt; c &lt; 1 </text:p>
        <text:p text:style-name="Text_20_body">Sea C = {todos los c tales que 0 &lt; c &lt; 1} </text:p>
        <text:p text:style-name="Text_20_body">Sea m el menor de los c (axioma 14) </text:p>
        <text:p text:style-name="Text_20_body">Se tiene que 0 &lt; m &lt; 1 y por tanto: <text:s/></text:p>
        <text:p text:style-name="P1">m 0 &lt; m . m &lt; ______ . <text:s/>Sin embargo, <text:s/>m^2 es un entero mayor que cero pero menor que ______. <text:s/>Luego es menor que 1. Luego m no es el menor de los c. </text:p>
        <text:p text:style-name="Text_20_body">Este teorema permite ver el siguiente que es la base del principio de inducción. </text:p>
        <text:p text:style-name="Horizontal_20_Line"/>
        <text:p text:style-name="Text_20_body">7. Si un conjunto C de enteros positivos contiene al 1 y siempre que contenga al n contiene también al n + 1, entonces contiene a los enteros positivos. </text:p>
        <text:p text:style-name="Text_20_body">Dar un argumento intuitivo y decir por que no es una demostración: </text:p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Text_20_body"><text:line-break/>Demostración: </text:p>
        <text:p text:style-name="Text_20_body">Supongamos un C tal que 1 ∈ C y Si n ∈ C  n+1 ∈ C. </text:p>
        <text:p text:style-name="Text_20_body">Sea C' el conjunto de los enteros que no pertenecen a C. <text:s/></text:p>
        <text:p text:style-name="Text_20_body">Supongamos tal C' no vacío. Por 14) tiene un primer elemento. </text:p>
        <text:p text:style-name="Text_20_body">Sea ese elemento m. ¿Puede ser m = 1? _______ . <text:s/>Es decir, <text:s/>entonces es m es <text:s/>| &gt; 1 | = 1 | &lt; 1 | <text:s/>(tache los que no correspondan, cuando entienda las razones). </text:p>
        <text:p text:style-name="Text_20_body">Además m - 1 ∈ C ¿por qué? </text:p>
        <text:p text:style-name="Forrest_3a__20_Source"/>
        <text:p text:style-name="Forrest_3a__20_Source"/>
        <text:p text:style-name="Forrest_3a__20_Source"/>
        <text:p text:style-name="Forrest_3a__20_Source"/>
        <text:p text:style-name="Text_20_body"><text:line-break/>Pero entonces m - 1 + 1 ∈ _______ por __________ </text:p>
        <text:p text:style-name="Text_20_body">Entonces __________ ∈ C contra la hipótesis. </text:p>
        <text:p text:style-name="Text_20_body">Luego C' debe ser _______________ </text:p>
        <text:p text:style-name="Horizontal_20_Line"/>
        <text:p text:style-name="Text_20_body"><text:soft-page-break/>8. Principio (teorema) de inducción completa. </text:p>
        <text:p text:style-name="Text_20_body">Sea p una proposición significativa para los enteros. </text:p>
        <text:p text:style-name="Text_20_body">Supongamos que: </text:p>
        <text:list text:style-name="L4">
          <text:list-item>
            <text:p text:style-name="P5">p es verdadera para 1 </text:p>
          </text:list-item>
        </text:list>
        <text:list text:style-name="L5">
          <text:list-item>
            <text:p text:style-name="P6">Si p es verdadera para k lo es para k + 1 </text:p>
          </text:list-item>
        </text:list>
        <text:p text:style-name="Text_20_body">Entonces p es verdadera para todo número. </text:p>
        <text:p text:style-name="P1">Demostración: basta repetir el teorema anterior considerando el conjunto C para el cual p es verdadera. </text:p>
        <text:p text:style-name="Horizontal_20_Line"/>
        <text:p text:style-name="P1">9. Con el principio de inducción completa se pueden demostrar (o definir) en un número finito de pasos propiedades (o definiciones) que requerirían un número infinito de pasos. </text:p>
        <text:p text:style-name="Text_20_body">Ejemplo: </text:p>
        <text:p text:style-name="P1">a) Demostrar que la distributividad a izquierda (axioma 1-8) vale para cualquier n. Es decir: </text:p>
        <text:p text:style-name="Text_20_body">a (b1 + b2 + b3 + ... + bn) = a b1 + a b2 + ... + a bn </text:p>
        <text:p text:style-name="Text_20_body">Supongamos que vale para k: </text:p>
        <text:p text:style-name="Forrest_3a__20_Source"/>
        <text:p text:style-name="Text_20_body"><text:line-break/>Se demuestra que vale para k+1, pues suman a ambos miembros a b_(k+1) </text:p>
        <text:p text:style-name="Forrest_3a__20_Source"/>
        <text:p text:style-name="Forrest_3a__20_Source"/>
        <text:p text:style-name="Forrest_3a__20_Source"/>
        <text:p text:style-name="Text_20_body"><text:line-break/>Además vale para k = 1 pues </text:p>
        <text:p text:style-name="Forrest_3a__20_Source"/>
        <text:p text:style-name="Forrest_3a__20_Source"/>
        <text:p text:style-name="Text_20_body"><text:line-break/>Luego: </text:p>
        <text:p text:style-name="Forrest_3a__20_Source"/>
        <text:p text:style-name="Forrest_3a__20_Source"/>
        <text:p text:style-name="Forrest_3a__20_Source"/>
        <text:p text:style-name="Text_20_body"><text:line-break/>b) Contraejemplo: </text:p>
        <text:p text:style-name="Text_20_body">“Todo número es igual al siguiente”. Supongamos que k = k + 1 (vale para k). </text:p>
        <text:p text:style-name="Text_20_body">Sumando 1 a ambos lados de esa expresión tenemos</text:p>
        <text:p text:style-name="Text_20_body">k + 1 = (k + 1) + 1, es decir, resulta válida para k + 1. </text:p>
        <text:p text:style-name="Text_20_body">Luego vale para todo número. </text:p>
        <text:p text:style-name="Text_20_body">¿Qué piensa de esta demostración? </text:p>
        <text:p text:style-name="Forrest_3a__20_Source"/>
        <text:p text:style-name="Forrest_3a__20_Source"/>
        <text:p text:style-name="Forrest_3a__20_Source"/>
        <text:p text:style-name="Forrest_3a__20_Source"/>
        <text:p text:style-name="Text_20_body"><text:soft-page-break/>10. Otro enunciado del principio de inducción </text:p>
        <text:p text:style-name="Text_20_body">Sea p una proposición referente a los enteros positivos. </text:p>
        <text:p text:style-name="Text_20_body">Si de la suposición que es p verdadera para todo k &lt; m resulta que es válida para m entonces es p válida para todo entero positivo. </text:p>
        <text:p text:style-name="Text_20_body">Demostración: </text:p>
        <text:p text:style-name="Text_20_body">Sea S el conjunto de los enteros positivos para los cuales p es falsa. </text:p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Horizontal_20_Line"/>
        <text:p text:style-name="Text_20_body">11- Definamos la potenciación así </text:p>
        <text:p text:style-name="Text_20_body">a^1 = a </text:p>
        <text:p text:style-name="Text_20_body">a^(m+1) = a^(m)a </text:p>
        <text:p text:style-name="Text_20_body">Demostrar que a^(m) a^(n) = a^(m + n) </text:p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Forrest_3a__20_Source"/>
        <text:p text:style-name="Text_20_body">fin del documento sobre inducción matemática. Licencia Pendiente. 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rrest_3a__20_Fixme" style:display-name="Forrest: Fixme" style:family="paragraph" style:next-style-name="Standard" style:auto-update="true">
      <style:paragraph-properties fo:background-color="#ffff99" fo:padding="0.0193in" fo:border="0.0138in solid #cccc00" style:shadow="none">
        <style:tab-stops/>
        <style:background-image/>
      </style:paragraph-properties>
    </style:style>
    <style:style style:name="Forrest_3a__20_Source" style:display-name="Forrest: Source" style:family="paragraph" style:auto-update="true">
      <style:paragraph-properties fo:background-color="#cccccc" fo:padding="0.0193in" fo:border="0.0138in solid #000000" style:shadow="none" style:join-border="false">
        <style:background-image/>
      </style:paragraph-properties>
      <style:text-properties style:font-name="Courier New" fo:font-size="10.5pt"/>
    </style:style>
    <style:style style:name="Forrest_3a__20_Warning" style:display-name="Forrest: Warning" style:family="paragraph" style:next-style-name="Standard" style:auto-update="true">
      <style:paragraph-properties fo:background-color="#ff8080" fo:padding="0.0193in" fo:border="0.0138in solid #ff0000">
        <style:background-image/>
      </style:paragraph-properties>
    </style:style>
    <style:style style:name="Forrest_3a__20_Note" style:display-name="Forrest: Note" style:family="paragraph" style:next-style-name="Standard" style:auto-update="true">
      <style:paragraph-properties fo:background-color="#0099ff" fo:padding="0.0193in" fo:border="0.0138in solid #0047ff">
        <style:background-image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rest_3a__20_Label" style:display-name="Forrest: Label" style:family="text">
      <style:text-properties fo:font-size="10pt" fo:font-style="italic" fo:background-color="#ffffcc"/>
    </style:style>
    <style:style style:name="Forrest_3a__20_Author" style:display-name="Forrest: Author" style:family="text">
      <style:text-properties fo:font-size="10pt" fo:font-style="italic" fo:background-color="#ffcc99"/>
    </style:style>
    <style:style style:name="Footnote_20_Symbol_20__28_user_29_" style:display-name="Footnote Symbol (user)" style:family="text">
      <style:text-properties fo:font-size="12pt" fo:language="en" fo:country="US" style:language-asian="en" style:country-asian="US" style:font-size-complex="12pt"/>
    </style:style>
    <style:style style:name="Endnote_20_Symbol_20__28_user_29_" style:display-name="Endnote Symbol (user)" style:family="text">
      <style:text-properties fo:font-size="12pt" fo:language="en" fo:country="US" style:language-asian="en" style:country-asian="US" style:font-size-complex="12pt"/>
    </style:style>
    <style:style style:name="Internet_20_link_20__28_user_29_" style:display-name="Internet link (user)" style:family="text"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title>Example ODT Document</dc:title>
    <meta:creation-date>2006-09-27T15:17:32</meta:creation-date>
    <dc:creator>Jacinto Davila</dc:creator>
    <dc:date>2010-03-14T21:53:49</dc:date>
    <dc:language>en-GB</dc:language>
    <meta:editing-cycles>75</meta:editing-cycles>
    <meta:editing-duration>PT11H50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53" meta:word-count="1383" meta:character-count="8588"/>
  </office:meta>
</office:document-meta>
</file>